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  <style:style style:name="P5" style:family="paragraph" style:parent-style-name="UrbanBody_20_">
      <style:text-properties style:text-underline-style="none" fo:font-weight="normal" style:font-weight-asian="normal" style:font-weight-complex="normal"/>
    </style:style>
    <style:style style:name="P6" style:family="paragraph" style:parent-style-name="UrbanBody_20_">
      <style:text-properties fo:font-size="11pt" fo:letter-spacing="-0.005cm" style:font-size-asian="11pt"/>
    </style:style>
    <style:style style:name="P7" style:family="paragraph" style:parent-style-name="UrbanBody_20_">
      <style:paragraph-properties fo:margin-left="0cm" fo:margin-right="0cm" fo:text-indent="0cm" style:auto-text-indent="false"/>
    </style:style>
    <style:style style:name="P8" style:family="paragraph" style:parent-style-name="UrbanBody_20_" style:list-style-name="L1"/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font-name="Times New Roman1" fo:font-size="12pt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-complex="Arial"/>
    </style:style>
    <style:style style:name="T8" style:family="text">
      <style:text-properties fo:letter-spacing="-0.005cm"/>
    </style:style>
    <style:style style:name="T9" style:family="text">
      <style:text-properties fo:letter-spacing="-0.005cm" style:font-name-complex="Arial"/>
    </style:style>
    <style:style style:name="T10" style:family="text">
      <style:text-properties fo:letter-spacing="-0.005cm" fo:language="zxx" fo:country="none" style:language-asian="zxx" style:country-asian="none"/>
    </style:style>
    <style:style style:name="T11" style:family="text">
      <style:text-properties fo:language="fr" fo:country="BE"/>
    </style:style>
    <style:style style:name="T12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9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_20_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9"><text:span text:style-name="T12">do text</text:span></text:p><text:p text:style-name="P9"><text:span text:style-name="T12">from document(at=header, format='odt')</text:span></text:p></office:annotation><text:span text:style-name="T2">Import depuis header.odt</text:span></text:p></draw:text-box></draw:frame></text:p>
      <text:p text:style-name="UrbanBody_20_"/>
      <text:p text:style-name="UrbanBody_20_"/>
      <text:p text:style-name="UrbanBody_20_"/>
      <text:p text:style-name="UrbanBody_20_"><draw:frame draw:style-name="fr2" draw:name="Cadre1" text:anchor-type="paragraph" svg:x="7.77cm" svg:y="0.199cm" svg:width="7.803cm" svg:height="2.967cm" draw:z-index="1"><draw:text-box><text:p text:style-name="UrbanBody_20_"><text:span text:style-name="T4"><office:annotation><dc:creator>sde </dc:creator><dc:date>2011-07-27T10:01:44</dc:date><text:p text:style-name="P9"><text:span text:style-name="T15">do text if not len(self.getApplicants()) &gt; 1</text:span></text:p><text:p text:style-name="P9"><text:span text:style-name="T19">from xhtml(tool.decorateHTML('UrbanAddress',applicantobj.getSignaletic(withaddress=True,linebyline=True)))</text:span></text:p></office:annotation></text:span><text:span text:style-name="T4">Titre Nom Prénom<text:line-break/>Adresse ligne1<text:line-break/>Adresse ligne2</text:span></text:p><text:p text:style-name="P5"/><text:p text:style-name="UrbanBody_20_"><text:span text:style-name="T4"><office:annotation><dc:creator>sde </dc:creator><dc:date>2011-07-27T10:01:59</dc:date><text:p text:style-name="P9"><text:span text:style-name="T15">do text if len(self.getApplicants()) &gt; 1</text:span></text:p></office:annotation></text:span><text:span text:style-name="T4">&lt;%Titre%&gt; &lt;%Nom%&gt; &lt;%Prenom%&gt;<text:line-break/>&lt;%AdresseLigne1%&gt;<text:line-break/>&lt;%AdresseLigne2%&gt;</text:span></text:p><text:h text:style-name="Heading_20_2" text:outline-level="2">RECOMMANDE</text:h><text:p text:style-name="Text_20_body"/><text:p text:style-name="Text_20_body"/><text:p text:style-name="P4"><office:annotation><dc:creator>Gauthier Bastien</dc:creator><dc:date>2011-02-17T09:18:17</dc:date><text:p text:style-name="P9"><text:span text:style-name="T18">do text if </text:span><text:span text:style-name="T19">len(self.getApplicants()) &gt; 1</text:span></text:p></office:annotation><text:text-input text:description="Plusieurs demandeurs">self.getMultipleApplicants()</text:text-input></text:p></draw:text-box></draw:frame></text:p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UrbanTitle">Demande recevable</text:p>
      <text:p text:style-name="UrbanBody_20_"/>
      <text:p text:style-name="UrbanBody_20_"><text:span text:style-name="T5"><office:annotation><dc:creator>Gauthier Bastien</dc:creator><dc:date>2011-01-13T14:56:41</dc:date><text:p text:style-name="P9"><text:span text:style-name="T12">do text</text:span></text:p><text:p text:style-name="P9"><text:span text:style-name="T12">from document(at=reference, format='odt')</text:span></text:p></office:annotation></text:span>Import depuis reference.odt</text:p>
      <text:p text:style-name="UrbanBody_20_"/>
      <text:p text:style-name="UrbanBody_20_"><office:annotation><dc:creator>Gauthier Bastien</dc:creator><dc:date>2011-02-16T16:12:24</dc:date><text:p text:style-name="P9"><text:span text:style-name="T17">do text if len(self.getApplicants()) &gt; 1</text:span></text:p></office:annotation><text:span text:style-name="T6">Demandeurs :</text:span> <text:text-input text:description="Demandeurs">self.getApplicantsSignaletic()</text:text-input></text:p>
      <text:p text:style-name="UrbanBody_20_"><office:annotation><dc:creator>Gauthier Bastien</dc:creator><dc:date>2011-02-16T16:13:21</dc:date><text:p text:style-name="P9"><text:span text:style-name="T16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UrbanBody_20_"><text:span text:style-name="T6">Objet :</text:span> <text:text-input text:description="Objet des travaux">self.getLicenceSubject()</text:text-input></text:p>
      <text:p text:style-name="UrbanBody_20_"><text:span text:style-name="T6">Situation :</text:span> <text:text-input text:description="Situation des travaux">self.getWorkLocationSignaletic()</text:text-input></text:p>
      <text:p text:style-name="UrbanBody_20_"/>
      <text:p text:style-name="UrbanBody_20_"/>
      <text:p text:style-name="UrbanBody_20_"><office:annotation><dc:creator>Gauthier Bastien</dc:creator><dc:date>2011-02-21T09:23:46</dc:date><text:p text:style-name="P9"><text:span text:style-name="T15">do text if not len(self.getApplicants()) &gt; 1</text:span></text:p></office:annotation><text:text-input text:description="Titre du demandeur">applicantobj.getPersonTitleValue()</text:text-input>,</text:p>
      <text:p text:style-name="UrbanBody_20_"><office:annotation><dc:creator>Gauthier Bastien</dc:creator><dc:date>2011-02-21T09:23:46</dc:date><text:p text:style-name="P9"><text:span text:style-name="T15">do text if len(self.getApplicants()) &gt; 1</text:span></text:p></office:annotation><text:span text:style-name="T3"><office:annotation><dc:creator>Gauthier Bastien</dc:creator><dc:date>2011-02-17T09:18:17</dc:date><text:p text:style-name="P9"><text:span text:style-name="T12">do text if </text:span><text:span text:style-name="T15">len(self.getApplicants()) &gt; 1</text:span></text:p></office:annotation></text:span><text:span text:style-name="T3">&lt;%Titre%&gt;</text:span>,</text:p>
      <text:p text:style-name="P6"/>
      <text:p text:style-name="P7"><text:span text:style-name="T7">Conformément à </text:span><text:span text:style-name="T8">l’article 14 § 4 du </text:span><text:span text:style-name="T9">décret du 11 mars 1999 relatif au permis d’environnement, v</text:span><text:span text:style-name="T8">otre déclaration du </text:span><text:span text:style-name="T8"><text:text-input text:description="Evénement-Date de réception">tool.formatDate(urbanEventObj.getReceiptDate())</text:text-input></text:span><text:span text:style-name="T8"> dont objet sous <text:s/>rubrique a été déclaré recevable</text:span><text:span text:style-name="T10">.</text:span></text:p>
      <text:p text:style-name="UrbanBody_20_"/>
      <text:p text:style-name="UrbanBody_20_">Je vous transmets en annexe copie : </text:p>
      <text:list xml:id="list79402452" text:style-name="L1">
        <text:list-item>
          <text:p text:style-name="P8">des conditions générales ;</text:p>
        </text:list-item>
        <text:list-item>
          <text:p text:style-name="P8"><office:annotation><dc:creator>Simon Delcourt</dc:creator><dc:date>2012-12-03T14:33:22</dc:date><text:p text:style-name="P9"><text:span text:style-name="T13">do text if </text:span><text:span text:style-name="T14">self.getIandSConditions() </text:span></text:p></office:annotation>des conditions intégrales et sectorielles suivantes :</text:p>
        </text:list-item>
      </text:list>
      <text:section text:style-name="Sect1" text:name="Section1">
        <text:p text:style-name="UrbanBody_20_"><office:annotation><dc:creator>Simon Delcourt</dc:creator><dc:date>2012-12-03T14:26:38</dc:date><text:p text:style-name="P9"><text:span text:style-name="T13">do section for condition in s</text:span><text:span text:style-name="T14">elf.getIandSConditions() </text:span></text:p></office:annotation><text:tab/>- <text:text-input text:description="Délivré à xxx le xxx">condition.Title()</text:text-input></text:p>
      </text:section>
      <text:list xml:id="list36386310" text:continue-numbering="true" text:style-name="L1">
        <text:list-item>
          <text:p text:style-name="P8"><office:annotation><dc:creator>Simon Delcourt</dc:creator><dc:date>2012-12-03T14:33:22</dc:date><text:p text:style-name="P9"><text:span text:style-name="T13">do text if </text:span><text:span text:style-name="T14">self.getIntegralConditions() </text:span></text:p></office:annotation>des conditions intégrales suivantes :</text:p>
        </text:list-item>
      </text:list>
      <text:section text:style-name="Sect1" text:name="Section2">
        <text:p text:style-name="UrbanBody_20_"><office:annotation><dc:creator>Simon Delcourt</dc:creator><dc:date>2012-12-03T14:26:38</dc:date><text:p text:style-name="P9"><text:span text:style-name="T13">do section for condition in s</text:span><text:span text:style-name="T14">elf.getIntegralConditions() </text:span></text:p></office:annotation><text:tab/>- <text:text-input text:description="Délivré à xxx le xxx">condition.Title()</text:text-input></text:p>
      </text:section>
      <text:list xml:id="list2088947443" text:continue-numbering="true" text:style-name="L1">
        <text:list-item>
          <text:p text:style-name="P8"><office:annotation><dc:creator>Simon Delcourt</dc:creator><dc:date>2012-12-03T14:33:22</dc:date><text:p text:style-name="P9"><text:span text:style-name="T13">do text if </text:span><text:span text:style-name="T14">self.getSectorialConditions() </text:span></text:p></office:annotation>des conditions sectorielles suivantes :</text:p>
        </text:list-item>
      </text:list>
      <text:section text:style-name="Sect1" text:name="Section3">
        <text:p text:style-name="UrbanBody_20_"><office:annotation><dc:creator>Simon Delcourt</dc:creator><dc:date>2012-12-03T14:26:38</dc:date><text:p text:style-name="P9"><text:span text:style-name="T13">do section for condition in s</text:span><text:span text:style-name="T14">elf.getSectorialConditions() </text:span></text:p></office:annotation><text:tab/>- <text:text-input text:description="Délivré à xxx le xxx">condition.Title()</text:text-input></text:p>
      </text:section>
      <text:p text:style-name="UrbanBody_20_"/>
      <text:p text:style-name="UrbanBody_20_">à respecter dans le cadre de votre déclaration.</text:p>
      <text:p text:style-name="UrbanBody_20_"/>
      <text:p text:style-name="UrbanBody_20_">Aucune condition complémentaire ne sera requise.</text:p>
      <text:p text:style-name="UrbanBody_20_"/>
      <text:p text:style-name="UrbanBody_20_"><text:span text:style-name="T11">Comme le prévoit la procédure applicable en la matière, une copie de votre déclaration a été transmise ce jour, avec la mention « enregistrée » au Fonctionnaire Technique et au Fonctionnaire Délégué du Service Public de Wallonie.</text:span> </text:p>
      <text:p text:style-name="UrbanBody_20_"/>
      <text:p text:style-name="UrbanBody_20_"/>
      <text:p text:style-name="UrbanBody_20_"><text:text-input text:description="Délivré à xxx le xxx">urbanEventObj.getFormattedDate(forDelivery=True)</text:text-input></text:p>
      <text:p text:style-name="UrbanBody_20_"/>
      <text:p text:style-name="UrbanBody_20_"><office:annotation><dc:creator>Gauthier Bastien</dc:creator><dc:date>2011-01-13T14:56:41</dc:date><text:p text:style-name="P9"><text:span text:style-name="T12">do text</text:span></text:p><text:p text:style-name="P9"><text:span text:style-name="T12">from document(at=signatures, format='odt')</text:span></text:p></office:annotation><text:span text:style-name="T1">Import depuis signatures.odt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WW8Num1z0" style:family="text">
      <style:text-properties style:font-name="Arial" style:font-name-asian="Times New Roman1" style:font-name-complex="Aria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9-07-27T10:37:25</meta:creation-date>
    <dc:date>2012-12-03T15:30:48</dc:date>
    <dc:language>fr-FR</dc:language>
    <meta:editing-cycles>74</meta:editing-cycles>
    <meta:editing-duration>P1DT7H44M26S</meta:editing-duration>
    <dc:creator>Simon Delcourt</dc:creator>
    <meta:document-statistic meta:table-count="0" meta:image-count="0" meta:object-count="0" meta:page-count="1" meta:paragraph-count="28" meta:word-count="178" meta:character-count="1332" meta:non-whitespace-character-count="1198"/>
    <meta:user-defined meta:name="Info 1"/>
    <meta:user-defined meta:name="Info 2"/>
    <meta:user-defined meta:name="Info 3"/>
    <meta:user-defined meta:name="Info 4"/>
  </office:meta>
</office:document-meta>
</file>